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90000012A576D2599.jpg"/>
  <manifest:file-entry manifest:media-type="image/png" manifest:full-path="Pictures/10000000000000200000002000309F1C.png"/>
  <manifest:file-entry manifest:media-type="image/jpeg" manifest:full-path="Pictures/100000000000012700000099675D99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d320"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objectwithoutfill">
      <style:graphic-properties svg:stroke-width="0.102cm" svg:stroke-color="#00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00ff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ff00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00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0000ff" draw:fill="none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1">
      <style:graphic-properties svg:stroke-color="#ffd320" draw:fill-color="#ffff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svg:stroke-color="#000000" draw:fill="solid" draw:fill-color="#ffffff" draw:fill-hatch-name="Black_20_45_20_Degrees_20_Wid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draw:fill="none" fo:min-height="0.806cm"/>
    </style:style>
    <style:style style:name="gr21" style:family="graphic" style:parent-style-name="standard">
      <style:graphic-properties draw:stroke="none" draw:fill="none" fo:min-height="0.806cm"/>
    </style:style>
    <style:style style:name="gr22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svg:stroke-color="#aecf00" draw:fill="solid" draw:fill-color="#cc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ffd320" draw:fill-color="#ffffcc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draw:stroke="none" svg:stroke-color="#ffd320" draw:fill="solid" draw:fill-color="#ffffcc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">
      <style:graphic-properties svg:stroke-color="#aecf00" draw:fill="solid" draw:fill-color="#cc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text-align="start"/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" style:family="paragraph"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7cm" svg:height="3cm" svg:x="5.8cm" svg:y="5.8cm">
          <text:p text:style-name="P1"><text:span text:style-name="T1">Segmentazione</text:span></text:p>
        </draw:rect>
        <draw:rect draw:style-name="gr1" draw:text-style-name="P4" draw:layer="layout" svg:width="20.3cm" svg:height="3cm" svg:x="3.4cm" svg:y="1.3cm">
          <text:p text:style-name="P3"><text:span text:style-name="T1">Aquisizione dati </text:span></text:p>
          <text:p text:style-name="P3"><text:span text:style-name="T1">su tappeto rullante </text:span></text:p>
          <text:p text:style-name="P3"><text:span text:style-name="T1">a diverse </text:span><text:span text:style-name="T1">velocità </text:span></text:p>
        </draw:rect>
        <draw:g>
          <draw:frame draw:style-name="gr2" draw:text-style-name="P5" draw:layer="layout" svg:width="3.81cm" svg:height="1.981cm" svg:x="2.99cm" svg:y="6.3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3" draw:text-style-name="P6" draw:layer="layout" svg:width="0.16cm" svg:height="0.024cm" draw:transform="skewX (-0.00663225115757727) rotate (-1.03899450371321) translate (3.3781030174899cm 7.43383527885863cm)" svg:viewBox="0 0 161 25" draw:points="0,0 126,4 161,25">
              <text:p/>
            </draw:polyline>
            <draw:path draw:style-name="gr4" draw:text-style-name="P6" draw:layer="layout" svg:width="0.291cm" svg:height="0.292cm" draw:transform="skewX (-0.00401425727958622) rotate (1.34756871546457) translate (3.44678338582411cm 7.54469280088819cm)" svg:viewBox="0 0 292 293" svg:d="m0 2c94 47 258-81 280 91l12 101-71 99">
              <text:p/>
            </draw:path>
            <draw:path draw:style-name="gr5" draw:text-style-name="P6" draw:layer="layout" svg:width="0.639cm" svg:height="0.161cm" draw:transform="skewX (-0.00628318530717836) rotate (-1.06814150222151) translate (3.77599218926525cm 7.39049182194555cm)" svg:viewBox="0 0 640 162" svg:d="m0 5c115-23 215 35 323 63s215 52 317 94l-9-5">
              <text:p/>
            </draw:path>
            <draw:path draw:style-name="gr6" draw:text-style-name="P6" draw:layer="layout" svg:width="1.416cm" svg:height="0.193cm" draw:transform="skewX (0.00558505360638076) rotate (1.35786615805133) translate (3.76489163609584cm 7.97855205111955cm)" svg:viewBox="0 0 1417 194" svg:d="m0 193c109 4 220-4 323-39s203-74 311-88c112-15 213-43 323-39 117 4 230-32 347-23l113-4-2 42">
              <text:p/>
            </draw:path>
            <draw:path draw:style-name="gr7" draw:text-style-name="P6" draw:layer="layout" svg:width="1.013cm" svg:height="0.146cm" draw:transform="skewX (-0.00698131700797599) rotate (-1.25367000170848) translate (4.12267575269897cm 6.60809845635345cm)" svg:viewBox="0 0 1014 147" svg:d="m0 19c112 16 224-29 336-17 128 13 245 73 368 110l105 35 109-7h96">
              <text:p/>
            </draw:path>
            <draw:polyline draw:style-name="gr8" draw:text-style-name="P5" draw:layer="layout" svg:width="0.294cm" svg:height="0.03cm" draw:transform="rotate (1.15156824046564) translate (3.41722212384222cm 7.55395689831021cm)" svg:viewBox="0 0 295 31" draw:points="0,31 118,23 219,0 295,21">
              <text:p/>
            </draw:polyline>
            <draw:line draw:style-name="gr9" draw:text-style-name="P5" draw:layer="layout" svg:x1="3.406cm" svg:y1="7.455cm" svg:x2="3.436cm" svg:y2="7.556cm">
              <text:p/>
            </draw:line>
            <draw:polyline draw:style-name="gr10" draw:text-style-name="P5" draw:layer="layout" svg:width="0.178cm" svg:height="0.063cm" draw:transform="skewX (0.0123918376891574) rotate (-0.0996583002900435) translate (3.56716018267858cm 7.29245090486033cm)" svg:viewBox="0 0 179 64" draw:points="0,1 111,0 179,64">
              <text:p/>
            </draw:polyline>
            <draw:path draw:style-name="gr11" draw:text-style-name="P5" draw:layer="layout" svg:width="0.67cm" svg:height="0.112cm" draw:transform="skewX (-0.00157079632679462) rotate (-1.15662969529761) translate (3.7687689794349cm 7.38464980544747cm)" svg:viewBox="0 0 671 113" svg:d="m0 0c112 3 222 29 333 47 109 18 216 46 325 66l13-6">
              <text:p/>
            </draw:path>
            <draw:path draw:style-name="gr11" draw:text-style-name="P5" draw:layer="layout" svg:width="0.675cm" svg:height="0.109cm" draw:transform="skewX (0.039269908169865) rotate (1.39102741383922) translate (3.84713204592133cm 7.97868829285342cm)" svg:viewBox="0 0 676 110" svg:d="m0 106c111 18 214-28 321-38 108-11 205-60 314-68l41 3">
              <text:p/>
            </draw:path>
            <draw:path draw:style-name="gr12" draw:text-style-name="P5" draw:layer="layout" svg:width="0.717cm" svg:height="0.09cm" draw:transform="rotate (1.5707963267946) translate (3.9807573904995cm 7.29361997405966cm)" svg:viewBox="0 0 718 91" svg:d="m0 0c105 4 210-7 314 10 108 17 214 47 324 50l80 31">
              <text:p/>
            </draw:path>
            <draw:path draw:style-name="gr12" draw:text-style-name="P5" draw:layer="layout" svg:width="0.781cm" svg:height="0.342cm" draw:transform="skewX (-0.00122173047639585) rotate (-0.982794901799007) translate (4.09453964534956cm 6.59358177606252cm)" svg:viewBox="0 0 782 343" svg:d="m0 3c121-20 224 56 336 79 109 23 202 85 292 146l73 73 81 42">
              <text:p/>
            </draw:path>
            <draw:polyline draw:style-name="gr13" draw:text-style-name="P5" draw:layer="layout" svg:width="0.217cm" svg:height="0.006cm" draw:transform="rotate (-1.35001217641855) translate (4.25585673114765cm 7.44460997581952cm)" svg:viewBox="0 0 218 7" draw:points="0,3 113,7 218,0 218,0">
              <text:p/>
            </draw:polyline>
            <draw:path draw:style-name="gr13" draw:text-style-name="P5" draw:layer="layout" svg:width="0.39cm" svg:height="0.074cm" draw:transform="skewX (0.00261799387799098) rotate (1.15505889896963) translate (4.25851416660894cm 7.60851193132868cm)" svg:viewBox="0 0 391 75" svg:d="m0 71c112 21 208-47 311-71l80 31">
              <text:p/>
            </draw:path>
          </draw:g>
          <draw:path draw:style-name="gr14" draw:text-style-name="P5" draw:layer="layout" svg:width="0.291cm" svg:height="0.292cm" draw:transform="skewX (-0.0040142572795862) rotate (1.34756871546457) translate (4.32587333393092cm 7.54469280088819cm)" svg:viewBox="0 0 292 293" svg:d="m0 2c94 47 258-81 280 91l12 101-71 99">
            <text:p/>
          </draw:path>
          <draw:path draw:style-name="gr14" draw:text-style-name="P5" draw:layer="layout" svg:width="0.639cm" svg:height="0.164cm" draw:transform="skewX (-0.0015707963267945) rotate (-1.06308004739073) translate (4.65484346791795cm 7.39062296688255cm)" svg:viewBox="0 0 640 165" svg:d="m0 5c115-22 215 36 323 64 108 29 215 53 317 96l-9-5">
            <text:p/>
          </draw:path>
          <draw:path draw:style-name="gr14" draw:text-style-name="P5" draw:layer="layout" svg:width="1.476cm" svg:height="0.195cm" draw:transform="skewX (0.0239110107523178) rotate (1.3658946726105) translate (4.64287797413521cm 7.96597692573074cm)" svg:viewBox="0 0 1477 196" svg:d="m0 195c114 4 230-5 336-40 108-35 212-74 325-88 116-15 222-43 336-39 122 3 240-32 362-24l118-4-2 42">
            <text:p/>
          </draw:path>
          <draw:path draw:style-name="gr14" draw:text-style-name="P5" draw:layer="layout" svg:width="1.013cm" svg:height="0.146cm" draw:transform="skewX (-0.00698131700797604) rotate (-1.25367000170848) translate (5.00176570080577cm 6.60809845635345cm)" svg:viewBox="0 0 1014 147" svg:d="m0 19c112 16 224-29 336-17 128 13 245 73 368 110l105 35 109-7h96">
            <text:p/>
          </draw:path>
          <draw:line draw:style-name="gr14" draw:text-style-name="P5" draw:layer="layout" svg:x1="4.992cm" svg:y1="6.624cm" svg:x2="4.982cm" svg:y2="6.533cm">
            <text:p/>
          </draw:line>
          <draw:line draw:style-name="gr15" draw:text-style-name="P5" draw:layer="layout" svg:x1="3.356cm" svg:y1="7.328cm" svg:x2="6.102cm" svg:y2="7.328cm">
            <text:p/>
          </draw:line>
          <draw:line draw:style-name="gr14" draw:text-style-name="P5" draw:layer="layout" svg:x1="4.317cm" svg:y1="7.616cm" svg:x2="4.337cm" svg:y2="7.525cm">
            <text:p/>
          </draw:line>
        </draw:g>
        <draw:g>
          <draw:line draw:style-name="gr16" draw:text-style-name="P5" draw:layer="layout" svg:x1="7.819cm" svg:y1="4.5cm" svg:x2="7.819cm" svg:y2="5.745cm">
            <text:p/>
          </draw:line>
          <draw:line draw:style-name="gr16" draw:text-style-name="P5" draw:layer="layout" svg:x1="7.8cm" svg:y1="5.745cm" svg:x2="7.419cm" svg:y2="5.364cm">
            <text:p/>
          </draw:line>
          <draw:line draw:style-name="gr16" draw:text-style-name="P5" draw:layer="layout" svg:x1="7.819cm" svg:y1="5.745cm" svg:x2="8.2cm" svg:y2="5.364cm">
            <text:p/>
          </draw:line>
        </draw:g>
        <draw:rect draw:style-name="gr1" draw:text-style-name="P2" draw:layer="layout" svg:width="8.5cm" svg:height="3cm" svg:x="3.4cm" svg:y="10.3cm">
          <text:p text:style-name="P1"><text:span text:style-name="T1">Stima CADENZA</text:span></text:p>
          <text:p text:style-name="P1"><text:span text:style-name="T1">C = cicli / secondo</text:span></text:p>
        </draw:rect>
        <draw:g>
          <draw:line draw:style-name="gr16" draw:text-style-name="P5" draw:layer="layout" svg:x1="7.819cm" svg:y1="8.8cm" svg:x2="7.819cm" svg:y2="10.045cm">
            <text:p/>
          </draw:line>
          <draw:line draw:style-name="gr16" draw:text-style-name="P5" draw:layer="layout" svg:x1="7.8cm" svg:y1="10.045cm" svg:x2="7.419cm" svg:y2="9.664cm">
            <text:p/>
          </draw:line>
          <draw:line draw:style-name="gr16" draw:text-style-name="P5" draw:layer="layout" svg:x1="7.819cm" svg:y1="10.045cm" svg:x2="8.2cm" svg:y2="9.664cm">
            <text:p/>
          </draw:line>
        </draw:g>
        <draw:custom-shape draw:style-name="gr17" draw:text-style-name="P7" draw:layer="layout" svg:width="7.5cm" svg:height="5cm" svg:x="16.9cm" svg:y="11.1cm">
          <text:p text:style-name="P7">Relazione</text:p>
          <text:p text:style-name="P7">cadenza-velocità</text:p>
          <text:p text:style-name="P7">stimata sul soggetto</text:p>
          <draw:enhanced-geometry svg:viewBox="0 0 21600 21600" draw:path-stretchpoint-x="10800" draw:path-stretchpoint-y="10800" draw:text-areas="?f3 ?f4 ?f5 ?f6" draw:type="round-rectangle" draw:modifiers="7152.966271163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5" draw:layer="layout" svg:width="5.5cm" svg:height="4cm" svg:x="21.8cm" svg:y="7.9cm">
            <text:p/>
            <draw:enhanced-geometry svg:viewBox="0 0 21600 21600" draw:type="rectangle" draw:enhanced-path="M 0 0 L 21600 0 21600 21600 0 21600 0 0 Z N"/>
          </draw:custom-shape>
          <draw:g>
            <draw:line draw:style-name="gr19" draw:text-style-name="P5" draw:layer="layout" svg:x1="22.1cm" svg:y1="11.359cm" svg:x2="27.18cm" svg:y2="11.359cm">
              <text:p/>
            </draw:line>
            <draw:line draw:style-name="gr19" draw:text-style-name="P5" draw:layer="layout" svg:x1="22.557cm" svg:y1="11.71cm" svg:x2="22.557cm" svg:y2="7.9cm">
              <text:p/>
            </draw:line>
            <draw:frame draw:style-name="gr20" draw:text-style-name="P7" draw:layer="layout" svg:width="0.887cm" svg:height="1.056cm" svg:x="21.6cm" svg:y="8.015cm">
              <draw:text-box>
                <text:p text:style-name="P7">v</text:p>
              </draw:text-box>
            </draw:frame>
            <draw:frame draw:style-name="gr21" draw:text-style-name="P7" draw:layer="layout" svg:width="0.887cm" svg:height="1.056cm" svg:x="25.9cm" svg:y="10.359cm">
              <draw:text-box>
                <text:p text:style-name="P7">C</text:p>
              </draw:text-box>
            </draw:frame>
            <draw:custom-shape draw:style-name="gr22" draw:text-style-name="P5" draw:layer="layout" svg:width="0.127cm" svg:height="0.127cm" svg:x="23.3cm" svg:y="10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23" draw:text-style-name="P5" draw:layer="layout" svg:x1="23.2cm" svg:y1="10.415cm" svg:x2="26.2cm" svg:y2="8.915cm">
              <text:p/>
            </draw:line>
            <draw:custom-shape draw:style-name="gr22" draw:text-style-name="P5" draw:layer="layout" svg:width="0.127cm" svg:height="0.127cm" svg:x="23.901cm" svg:y="9.9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4.101cm" svg:y="9.6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8cm" svg:height="0.127cm" svg:x="24.5cm" svg:y="9.5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4.301cm" svg:y="9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5.201cm" svg:y="9.2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3.601cm" svg:y="10.0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5.402cm" svg:y="9.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5.602cm" svg:y="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5.802cm" svg:y="9.0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5" draw:layer="layout" svg:width="0.127cm" svg:height="0.127cm" svg:x="24.802cm" svg:y="9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line draw:style-name="gr16" draw:text-style-name="P5" draw:layer="layout" svg:x1="13.3cm" svg:y1="12.281cm" svg:x2="14.545cm" svg:y2="12.281cm">
            <text:p/>
          </draw:line>
          <draw:line draw:style-name="gr16" draw:text-style-name="P5" draw:layer="layout" svg:x1="14.545cm" svg:y1="12.3cm" svg:x2="14.164cm" svg:y2="12.681cm">
            <text:p/>
          </draw:line>
          <draw:line draw:style-name="gr16" draw:text-style-name="P5" draw:layer="layout" svg:x1="14.545cm" svg:y1="12.281cm" svg:x2="14.164cm" svg:y2="11.9cm">
            <text:p/>
          </draw:line>
        </draw:g>
        <draw:rect draw:style-name="gr1" draw:text-style-name="P4" draw:layer="layout" svg:width="9.9cm" svg:height="3cm" svg:x="3.4cm" svg:y="16.1cm">
          <text:p text:style-name="P3"><text:span text:style-name="T1">Aquisizione dati </text:span></text:p>
          <text:p text:style-name="P3"><text:span text:style-name="T1">all'aperto </text:span></text:p>
        </draw:rect>
        <draw:rect draw:style-name="gr1" draw:text-style-name="P2" draw:layer="layout" svg:width="7.7cm" svg:height="3cm" svg:x="9.8cm" svg:y="20.4cm">
          <text:p text:style-name="P1"><text:span text:style-name="T1">Segmentazione</text:span></text:p>
        </draw:rect>
        <draw:g>
          <draw:frame draw:style-name="gr2" draw:text-style-name="P5" draw:layer="layout" svg:width="3.81cm" svg:height="1.981cm" svg:x="13.49cm" svg:y="18.919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24" draw:text-style-name="P6" draw:layer="layout" svg:width="0.16cm" svg:height="0.024cm" draw:transform="skewX (-0.00663225115757728) rotate (-1.03899450371321) translate (13.8781030174899cm 20.0528352788586cm)" svg:viewBox="0 0 161 25" draw:points="0,0 126,4 161,25">
              <text:p/>
            </draw:polyline>
            <draw:path draw:style-name="gr25" draw:text-style-name="P6" draw:layer="layout" svg:width="0.291cm" svg:height="0.292cm" draw:transform="skewX (-0.00401425727958624) rotate (1.34756871546457) translate (13.9467833858241cm 20.1636928008882cm)" svg:viewBox="0 0 292 293" svg:d="m0 2c94 47 258-81 280 91l12 101-71 99">
              <text:p/>
            </draw:path>
            <draw:path draw:style-name="gr26" draw:text-style-name="P6" draw:layer="layout" svg:width="0.639cm" svg:height="0.161cm" draw:transform="skewX (-0.00628318530717834) rotate (-1.06814150222151) translate (14.2759921892652cm 20.0094918219456cm)" svg:viewBox="0 0 640 162" svg:d="m0 5c115-23 215 35 323 63s215 52 317 94l-9-5">
              <text:p/>
            </draw:path>
            <draw:path draw:style-name="gr27" draw:text-style-name="P6" draw:layer="layout" svg:width="1.416cm" svg:height="0.193cm" draw:transform="skewX (0.0055850536063808) rotate (1.35786615805133) translate (14.2648916360958cm 20.5975520511195cm)" svg:viewBox="0 0 1417 194" svg:d="m0 193c109 4 220-4 323-39s203-74 311-88c112-15 213-43 323-39 117 4 230-32 347-23l113-4-2 42">
              <text:p/>
            </draw:path>
            <draw:path draw:style-name="gr28" draw:text-style-name="P6" draw:layer="layout" svg:width="1.013cm" svg:height="0.146cm" draw:transform="skewX (-0.00698131700797598) rotate (-1.25367000170848) translate (14.622675752699cm 19.2270984563535cm)" svg:viewBox="0 0 1014 147" svg:d="m0 19c112 16 224-29 336-17 128 13 245 73 368 110l105 35 109-7h96">
              <text:p/>
            </draw:path>
            <draw:polyline draw:style-name="gr8" draw:text-style-name="P5" draw:layer="layout" svg:width="0.294cm" svg:height="0.03cm" draw:transform="rotate (1.15156824046564) translate (13.9172221238422cm 20.1729568983102cm)" svg:viewBox="0 0 295 31" draw:points="0,31 118,23 219,0 295,21">
              <text:p/>
            </draw:polyline>
            <draw:line draw:style-name="gr9" draw:text-style-name="P5" draw:layer="layout" svg:x1="13.906cm" svg:y1="20.074cm" svg:x2="13.936cm" svg:y2="20.175cm">
              <text:p/>
            </draw:line>
            <draw:polyline draw:style-name="gr10" draw:text-style-name="P5" draw:layer="layout" svg:width="0.178cm" svg:height="0.063cm" draw:transform="skewX (0.0123918376891574) rotate (-0.0996583002900435) translate (14.0671601826786cm 19.9114509048603cm)" svg:viewBox="0 0 179 64" draw:points="0,1 111,0 179,64">
              <text:p/>
            </draw:polyline>
            <draw:path draw:style-name="gr11" draw:text-style-name="P5" draw:layer="layout" svg:width="0.67cm" svg:height="0.112cm" draw:transform="skewX (-0.00157079632679459) rotate (-1.15662969529761) translate (14.2687689794349cm 20.0036498054475cm)" svg:viewBox="0 0 671 113" svg:d="m0 0c112 3 222 29 333 47 109 18 216 46 325 66l13-6">
              <text:p/>
            </draw:path>
            <draw:path draw:style-name="gr11" draw:text-style-name="P5" draw:layer="layout" svg:width="0.675cm" svg:height="0.109cm" draw:transform="skewX (0.039269908169865) rotate (1.39102741383922) translate (14.3471320459213cm 20.5976882928534cm)" svg:viewBox="0 0 676 110" svg:d="m0 106c111 18 214-28 321-38 108-11 205-60 314-68l41 3">
              <text:p/>
            </draw:path>
            <draw:path draw:style-name="gr12" draw:text-style-name="P5" draw:layer="layout" svg:width="0.717cm" svg:height="0.09cm" draw:transform="rotate (1.5707963267946) translate (14.4807573904995cm 19.9126199740597cm)" svg:viewBox="0 0 718 91" svg:d="m0 0c105 4 210-7 314 10 108 17 214 47 324 50l80 31">
              <text:p/>
            </draw:path>
            <draw:path draw:style-name="gr12" draw:text-style-name="P5" draw:layer="layout" svg:width="0.781cm" svg:height="0.342cm" draw:transform="skewX (-0.00122173047639581) rotate (-0.982794901799007) translate (14.5945396453496cm 19.2125817760625cm)" svg:viewBox="0 0 782 343" svg:d="m0 3c121-20 224 56 336 79 109 23 202 85 292 146l73 73 81 42">
              <text:p/>
            </draw:path>
            <draw:polyline draw:style-name="gr13" draw:text-style-name="P5" draw:layer="layout" svg:width="0.217cm" svg:height="0.006cm" draw:transform="rotate (-1.35001217641855) translate (14.7558567311476cm 20.0636099758195cm)" svg:viewBox="0 0 218 7" draw:points="0,3 113,7 218,0 218,0">
              <text:p/>
            </draw:polyline>
            <draw:path draw:style-name="gr13" draw:text-style-name="P5" draw:layer="layout" svg:width="0.39cm" svg:height="0.074cm" draw:transform="skewX (0.002617993877991) rotate (1.15505889896963) translate (14.7585141666089cm 20.2275119313287cm)" svg:viewBox="0 0 391 75" svg:d="m0 71c112 21 208-47 311-71l80 31">
              <text:p/>
            </draw:path>
          </draw:g>
          <draw:path draw:style-name="gr14" draw:text-style-name="P5" draw:layer="layout" svg:width="0.291cm" svg:height="0.292cm" draw:transform="skewX (-0.00401425727958621) rotate (1.34756871546457) translate (14.8258733339309cm 20.1636928008882cm)" svg:viewBox="0 0 292 293" svg:d="m0 2c94 47 258-81 280 91l12 101-71 99">
            <text:p/>
          </draw:path>
          <draw:path draw:style-name="gr14" draw:text-style-name="P5" draw:layer="layout" svg:width="0.639cm" svg:height="0.164cm" draw:transform="skewX (-0.00157079632679457) rotate (-1.06308004739073) translate (15.1548434679179cm 20.0096229668826cm)" svg:viewBox="0 0 640 165" svg:d="m0 5c115-22 215 36 323 64 108 29 215 53 317 96l-9-5">
            <text:p/>
          </draw:path>
          <draw:path draw:style-name="gr14" draw:text-style-name="P5" draw:layer="layout" svg:width="1.476cm" svg:height="0.195cm" draw:transform="skewX (0.0239110107523178) rotate (1.3658946726105) translate (15.1428779741352cm 20.5849769257307cm)" svg:viewBox="0 0 1477 196" svg:d="m0 195c114 4 230-5 336-40 108-35 212-74 325-88 116-15 222-43 336-39 122 3 240-32 362-24l118-4-2 42">
            <text:p/>
          </draw:path>
          <draw:path draw:style-name="gr14" draw:text-style-name="P5" draw:layer="layout" svg:width="1.013cm" svg:height="0.146cm" draw:transform="skewX (-0.00698131700797601) rotate (-1.25367000170848) translate (15.5017657008058cm 19.2270984563535cm)" svg:viewBox="0 0 1014 147" svg:d="m0 19c112 16 224-29 336-17 128 13 245 73 368 110l105 35 109-7h96">
            <text:p/>
          </draw:path>
          <draw:line draw:style-name="gr14" draw:text-style-name="P5" draw:layer="layout" svg:x1="15.492cm" svg:y1="19.243cm" svg:x2="15.482cm" svg:y2="19.152cm">
            <text:p/>
          </draw:line>
          <draw:line draw:style-name="gr15" draw:text-style-name="P5" draw:layer="layout" svg:x1="13.856cm" svg:y1="19.947cm" svg:x2="16.602cm" svg:y2="19.947cm">
            <text:p/>
          </draw:line>
          <draw:line draw:style-name="gr14" draw:text-style-name="P5" draw:layer="layout" svg:x1="14.817cm" svg:y1="20.235cm" svg:x2="14.837cm" svg:y2="20.144cm">
            <text:p/>
          </draw:line>
        </draw:g>
        <draw:g>
          <draw:line draw:style-name="gr16" draw:text-style-name="P5" draw:layer="layout" svg:x1="6.019cm" svg:y1="19.2cm" svg:x2="6.019cm" svg:y2="20.445cm">
            <text:p/>
          </draw:line>
          <draw:line draw:style-name="gr16" draw:text-style-name="P5" draw:layer="layout" svg:x1="6cm" svg:y1="20.445cm" svg:x2="5.619cm" svg:y2="20.064cm">
            <text:p/>
          </draw:line>
          <draw:line draw:style-name="gr16" draw:text-style-name="P5" draw:layer="layout" svg:x1="6.019cm" svg:y1="20.445cm" svg:x2="6.4cm" svg:y2="20.064cm">
            <text:p/>
          </draw:line>
        </draw:g>
        <draw:rect draw:style-name="gr1" draw:text-style-name="P2" draw:layer="layout" svg:width="8.5cm" svg:height="3cm" svg:x="9.3cm" svg:y="24.9cm">
          <text:p text:style-name="P1"><text:span text:style-name="T1">Stima CADENZA</text:span></text:p>
          <text:p text:style-name="P1"><text:span text:style-name="T1">C = cicli / secondo</text:span></text:p>
        </draw:rect>
        <draw:g>
          <draw:line draw:style-name="gr16" draw:text-style-name="P5" draw:layer="layout" svg:x1="13.419cm" svg:y1="23.655cm" svg:x2="13.419cm" svg:y2="24.9cm">
            <text:p/>
          </draw:line>
          <draw:line draw:style-name="gr16" draw:text-style-name="P5" draw:layer="layout" svg:x1="13.4cm" svg:y1="24.9cm" svg:x2="13.019cm" svg:y2="24.519cm">
            <text:p/>
          </draw:line>
          <draw:line draw:style-name="gr16" draw:text-style-name="P5" draw:layer="layout" svg:x1="13.419cm" svg:y1="24.9cm" svg:x2="13.8cm" svg:y2="24.519cm">
            <text:p/>
          </draw:line>
        </draw:g>
        <draw:g>
          <draw:line draw:style-name="gr16" draw:text-style-name="P5" draw:layer="layout" svg:x1="18.3cm" svg:y1="26.281cm" svg:x2="19.545cm" svg:y2="26.281cm">
            <text:p/>
          </draw:line>
          <draw:line draw:style-name="gr16" draw:text-style-name="P5" draw:layer="layout" svg:x1="19.545cm" svg:y1="26.3cm" svg:x2="19.164cm" svg:y2="26.681cm">
            <text:p/>
          </draw:line>
          <draw:line draw:style-name="gr16" draw:text-style-name="P5" draw:layer="layout" svg:x1="19.545cm" svg:y1="26.281cm" svg:x2="19.164cm" svg:y2="25.9cm">
            <text:p/>
          </draw:line>
        </draw:g>
        <draw:rect draw:style-name="gr1" draw:text-style-name="P2" xml:id="id3" draw:id="id3" draw:layer="layout" svg:width="8.5cm" svg:height="3cm" svg:x="19.9cm" svg:y="23.9cm">
          <text:p text:style-name="P1"><text:span text:style-name="T1">Stima velocità</text:span></text:p>
          <text:p text:style-name="P1"><text:span text:style-name="T1">deambulazione</text:span></text:p>
        </draw:rect>
        <draw:g>
          <draw:line draw:style-name="gr16" draw:text-style-name="P5" draw:layer="layout" svg:x1="22.619cm" svg:y1="15.353cm" svg:x2="22.619cm" svg:y2="22.973cm">
            <text:p/>
          </draw:line>
          <draw:line draw:style-name="gr16" draw:text-style-name="P5" draw:layer="layout" svg:x1="22.6cm" svg:y1="23.2cm" svg:x2="22.219cm" svg:y2="22.818cm">
            <text:p/>
          </draw:line>
          <draw:line draw:style-name="gr16" draw:text-style-name="P5" draw:layer="layout" svg:x1="22.619cm" svg:y1="23.2cm" svg:x2="23cm" svg:y2="22.818cm">
            <text:p/>
          </draw:line>
        </draw:g>
        <draw:rect draw:style-name="gr1" draw:text-style-name="P2" xml:id="id1" draw:id="id1" draw:layer="layout" svg:width="6.7cm" svg:height="3cm" svg:x="1.8cm" svg:y="20.7cm">
          <text:p text:style-name="P1"><text:span text:style-name="T1">Dati velocità</text:span></text:p>
          <text:p text:style-name="P1"><text:span text:style-name="T1">spostamento</text:span></text:p>
        </draw:rect>
        <draw:frame draw:style-name="gr29" draw:text-style-name="P4" draw:layer="layout" svg:width="1.956cm" svg:height="3.81cm" svg:x="7.544cm" svg:y="20.09cm">
          <draw:image xlink:href="Pictures/10000000000000990000012A576D2599.jpg" xlink:type="simple" xlink:show="embed" xlink:actuate="onLoad">
            <text:p text:style-name="P4"><text:span text:style-name="T1">GPS</text:span></text:p>
          </draw:image>
        </draw:frame>
        <draw:g>
          <draw:line draw:style-name="gr16" draw:text-style-name="P5" draw:layer="layout" svg:x1="10.32cm" svg:y1="19.201cm" svg:x2="10.32cm" svg:y2="20.446cm">
            <text:p/>
          </draw:line>
          <draw:line draw:style-name="gr16" draw:text-style-name="P5" draw:layer="layout" svg:x1="10.301cm" svg:y1="20.446cm" svg:x2="9.92cm" svg:y2="20.065cm">
            <text:p/>
          </draw:line>
          <draw:line draw:style-name="gr16" draw:text-style-name="P5" draw:layer="layout" svg:x1="10.32cm" svg:y1="20.446cm" svg:x2="10.701cm" svg:y2="20.065cm">
            <text:p/>
          </draw:line>
        </draw:g>
        <draw:g>
          <draw:line draw:style-name="gr16" draw:text-style-name="P5" draw:layer="layout" svg:x1="19.2cm" svg:y1="2.9cm" svg:x2="19.2cm" svg:y2="10.52cm">
            <text:p/>
          </draw:line>
          <draw:line draw:style-name="gr16" draw:text-style-name="P5" draw:layer="layout" svg:x1="19.181cm" svg:y1="10.747cm" svg:x2="18.8cm" svg:y2="10.365cm">
            <text:p/>
          </draw:line>
          <draw:line draw:style-name="gr16" draw:text-style-name="P5" draw:layer="layout" svg:x1="19.2cm" svg:y1="10.747cm" svg:x2="19.581cm" svg:y2="10.365cm">
            <text:p/>
          </draw:line>
        </draw:g>
        <draw:rect draw:style-name="gr1" draw:text-style-name="P2" xml:id="id2" draw:id="id2" draw:layer="layout" svg:width="5.3cm" svg:height="3cm" svg:x="14.5cm" svg:y="29.5cm">
          <text:p text:style-name="P1"><text:span text:style-name="T1">Stima </text:span></text:p>
          <text:p text:style-name="P1"><text:span text:style-name="T1">Spostamento</text:span></text:p>
          <text:p text:style-name="P1"><text:span text:style-name="T1">GPS</text:span></text:p>
        </draw:rect>
        <draw:connector draw:style-name="gr19" draw:text-style-name="P5" draw:layer="layout" draw:line-skew="2.35cm" svg:x1="5.15cm" svg:y1="23.7cm" svg:x2="17.15cm" svg:y2="29.5cm" draw:start-shape="id1" draw:start-glue-point="2" draw:end-shape="id2" svg:d="m5150 23700v5250h12000v550">
          <text:p/>
        </draw:connector>
        <draw:connector draw:style-name="gr19" draw:text-style-name="P5" draw:layer="layout" draw:type="line" svg:x1="24.15cm" svg:y1="26.9cm" svg:x2="24.15cm" svg:y2="29.5cm" draw:start-shape="id3" draw:start-glue-point="2" draw:end-shape="id4" draw:end-glue-point="0" svg:d="m24150 26900v2600">
          <text:p/>
        </draw:connector>
        <draw:custom-shape draw:style-name="gr30" draw:text-style-name="P7" xml:id="id10" draw:id="id10" draw:layer="layout" svg:width="6.3cm" svg:height="3.6cm" svg:x="2.3cm" svg:y="37.312cm">
          <text:p text:style-name="P7">RISULTATO</text:p>
          <text:p text:style-name="P7">errore</text:p>
          <text:p text:style-name="P7">ERMS = 0.38 Km/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4" draw:id="id4" draw:layer="layout" svg:width="5.3cm" svg:height="3cm" svg:x="21.5cm" svg:y="29.5cm">
          <text:p text:style-name="P1"><text:span text:style-name="T1">Stima </text:span></text:p>
          <text:p text:style-name="P1"><text:span text:style-name="T1">Spostamento</text:span></text:p>
          <text:p text:style-name="P1"><text:span text:style-name="T1">GPS</text:span></text:p>
        </draw:rect>
        <draw:connector draw:style-name="gr19" draw:text-style-name="P5" draw:layer="layout" svg:x1="17.15cm" svg:y1="32.5cm" svg:x2="19.2cm" svg:y2="33.9cm" draw:start-shape="id2" draw:start-glue-point="2" draw:end-shape="id5" draw:end-glue-point="0" svg:d="m17150 32500v700h2050v700">
          <text:p/>
        </draw:connector>
        <draw:connector draw:style-name="gr19" draw:text-style-name="P5" draw:layer="layout" svg:x1="24.15cm" svg:y1="32.5cm" svg:x2="22cm" svg:y2="33.9cm" draw:start-shape="id4" draw:start-glue-point="2" draw:end-shape="id6" draw:end-glue-point="0" svg:d="m24150 32500v700h-2150v700">
          <text:p/>
        </draw:connector>
        <draw:custom-shape draw:style-name="gr31" draw:text-style-name="P4" xml:id="id11" draw:id="id11" draw:layer="layout" svg:width="2.5cm" svg:height="4cm" draw:transform="rotate (-1.57079632679579) translate (22.5cm 33.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polyline draw:style-name="gr23" draw:text-style-name="P5" xml:id="id5" draw:id="id5" draw:layer="layout" svg:width="0cm" svg:height="0cm" svg:x="19.2cm" svg:y="33.9cm" svg:viewBox="0 0 0 0" draw:points="0,0 0,0">
          <text:p/>
        </draw:polyline>
        <draw:polyline draw:style-name="gr23" draw:text-style-name="P5" xml:id="id6" draw:id="id6" draw:layer="layout" svg:width="0cm" svg:height="0cm" svg:x="22cm" svg:y="33.9cm" svg:viewBox="0 0 0 0" draw:points="0,0 0,0">
          <text:p/>
        </draw:polyline>
        <draw:connector draw:style-name="gr19" draw:text-style-name="P5" draw:layer="layout" draw:line-skew="0.35cm" svg:x1="5.15cm" svg:y1="23.7cm" svg:x2="4.1cm" svg:y2="33.4cm" draw:start-shape="id1" draw:start-glue-point="2" draw:end-shape="id7" draw:end-glue-point="0" svg:d="m5150 23700v5200h-1050v4500">
          <text:p/>
        </draw:connector>
        <draw:g xml:id="id9" draw:id="id9">
          <draw:custom-shape draw:style-name="gr31" draw:text-style-name="P4" draw:layer="layout" svg:width="2.5cm" svg:height="4.2cm" draw:transform="rotate (-1.57079632679579) translate (7.6cm 33.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polyline draw:style-name="gr23" draw:text-style-name="P5" xml:id="id7" draw:id="id7" draw:layer="layout" svg:width="0cm" svg:height="0cm" svg:x="4.1cm" svg:y="33.4cm" svg:viewBox="0 0 0 0" draw:points="0,0 0,0">
            <text:p/>
          </draw:polyline>
          <draw:polyline draw:style-name="gr23" draw:text-style-name="P5" xml:id="id8" draw:id="id8" draw:layer="layout" svg:width="0cm" svg:height="0cm" svg:x="6.9cm" svg:y="33.4cm" svg:viewBox="0 0 0 0" draw:points="0,0 0,0">
            <text:p/>
          </draw:polyline>
          <draw:frame draw:style-name="gr32" draw:text-style-name="P8" draw:layer="layout" svg:width="3.923cm" svg:height="1.055cm" svg:x="3.5cm" svg:y="33.5cm">
            <draw:text-box>
              <text:p text:style-name="P8">Confronto</text:p>
            </draw:text-box>
          </draw:frame>
        </draw:g>
        <draw:frame draw:style-name="gr33" draw:text-style-name="P9" draw:layer="layout" svg:width="3.923cm" svg:height="1.055cm" svg:x="18.5cm" svg:y="34.037cm">
          <draw:text-box>
            <text:p text:style-name="P9"><text:span text:style-name="T1">Confronto</text:span></text:p>
          </draw:text-box>
        </draw:frame>
        <draw:custom-shape draw:style-name="gr34" draw:text-style-name="P7" xml:id="id12" draw:id="id12" draw:layer="layout" svg:width="4.8cm" svg:height="3.6cm" svg:x="18.1cm" svg:y="37.3cm">
          <text:p text:style-name="P7">RISULTATO</text:p>
          <text:p text:style-name="P7">Errore &lt; 5m</text:p>
          <text:p text:style-name="P7">sul percor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5" draw:layer="layout" draw:line-skew="-1.75cm" svg:x1="24.15cm" svg:y1="26.9cm" svg:x2="6.9cm" svg:y2="33.4cm" draw:start-shape="id3" draw:start-glue-point="2" draw:end-shape="id8" draw:end-glue-point="0" svg:d="m24150 26900v1500h-17250v5000">
          <text:p/>
        </draw:connector>
        <draw:connector draw:style-name="gr19" draw:text-style-name="P5" draw:layer="layout" draw:type="line" svg:x1="5.5cm" svg:y1="35.9cm" svg:x2="5.45cm" svg:y2="37.312cm" draw:start-shape="id9" draw:start-glue-point="2" draw:end-shape="id10" svg:d="m5500 35900-50 1412">
          <text:p/>
        </draw:connector>
        <draw:connector draw:style-name="gr19" draw:text-style-name="P5" draw:layer="layout" draw:type="line" svg:x1="20.5cm" svg:y1="36.4cm" svg:x2="20.5cm" svg:y2="37.3cm" draw:start-shape="id11" draw:start-glue-point="7" draw:end-shape="id12" draw:end-glue-point="0" svg:d="m20500 36400v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H26M24S</meta:editing-duration>
    <meta:editing-cycles>3</meta:editing-cycles>
    <meta:generator>OpenOffice.org/3.3$Win32 OpenOffice.org_project/330m20$Build-9567</meta:generator>
    <dc:date>2012-02-02T20:09:47.17</dc:date>
    <dc:creator>Bilbo Baggins</dc:creator>
    <meta:document-statistic meta:object-count="134"/>
  </office:meta>
</office:document-meta>
</file>